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d263" officeooo:paragraph-rsid="0020d263"/>
    </style:style>
    <style:style style:name="P2" style:family="paragraph" style:parent-style-name="Standard">
      <style:text-properties officeooo:rsid="00222844" officeooo:paragraph-rsid="00222844"/>
    </style:style>
    <style:style style:name="P3" style:family="paragraph" style:parent-style-name="Standard">
      <style:text-properties officeooo:rsid="002500fb" officeooo:paragraph-rsid="002500fb"/>
    </style:style>
    <style:style style:name="P4" style:family="paragraph" style:parent-style-name="Standard">
      <style:text-properties style:font-name="Liberation Serif" fo:font-size="12pt" fo:font-weight="bold" officeooo:rsid="002a7278" officeooo:paragraph-rsid="002a727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officeooo:rsid="002a7278" officeooo:paragraph-rsid="002a727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aa42a" officeooo:paragraph-rsid="002aa42a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2b8ca7" officeooo:paragraph-rsid="002b8ca7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2e07e5" officeooo:paragraph-rsid="002e07e5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weight="bold" officeooo:rsid="0020d263" officeooo:paragraph-rsid="0020d263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ef6e3" officeooo:paragraph-rsid="0020d263" style:font-weight-asian="bold" style:font-weight-complex="bold"/>
    </style:style>
    <style:style style:name="P11" style:family="paragraph" style:parent-style-name="Standard">
      <style:text-properties officeooo:paragraph-rsid="002b8ca7"/>
    </style:style>
    <style:style style:name="P12" style:family="paragraph" style:parent-style-name="Standard">
      <style:text-properties officeooo:rsid="002500fb" officeooo:paragraph-rsid="002500fb"/>
    </style:style>
    <style:style style:name="P13" style:family="paragraph" style:parent-style-name="Standard">
      <style:text-properties style:font-name="Liberation Serif" fo:font-size="12pt" fo:font-weight="normal" officeooo:rsid="002f3300" officeooo:paragraph-rsid="002500fb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353b19" officeooo:paragraph-rsid="00353b19" style:font-weight-asian="bold" style:font-weight-complex="bold"/>
    </style:style>
    <style:style style:name="T1" style:family="text">
      <style:text-properties officeooo:rsid="00222844"/>
    </style:style>
    <style:style style:name="T2" style:family="text">
      <style:text-properties style:font-name="Liberation Serif" fo:font-size="12pt" fo:font-weight="normal" officeooo:rsid="002b8ca7" style:font-size-asian="12pt" style:font-weight-asian="normal" style:font-size-complex="12pt" style:font-weight-complex="normal"/>
    </style:style>
    <style:style style:name="T3" style:family="text">
      <style:text-properties officeooo:rsid="002b8ca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c35ec"/>
    </style:style>
    <style:style style:name="T6" style:family="text">
      <style:text-properties officeooo:rsid="002ec7ec"/>
    </style:style>
    <style:style style:name="T7" style:family="text">
      <style:text-properties officeooo:rsid="00323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Linux commands for clustering RabbitMQ nodes</text:p>
      <text:p text:style-name="P10"/>
      <text:p text:style-name="P9">###To set up a RabbitMQ cluster:</text:p>
      <text:p text:style-name="P1">Assuming we have 3 EC2 instances, m1,m2, and m3</text:p>
      <text:p text:style-name="P1">$ sudo apt-get update</text:p>
      <text:p text:style-name="P1">$ sudo apt-get install rabbitmq-server</text:p>
      <text:p text:style-name="P1"/>
      <text:p text:style-name="P1">To start a rabbitMQ server on each machine</text:p>
      <text:p text:style-name="P1">$ sudo rabbitmqctl stop_app</text:p>
      <text:p text:style-name="P1">$ sudo rabbitmqctl reset</text:p>
      <text:p text:style-name="P1">$ sudo rabbitmqctl start_app</text:p>
      <text:p text:style-name="P1"/>
      <text:p text:style-name="P1">Then to link m2<text:span text:style-name="T1"> rmq</text:span> and m3<text:span text:style-name="T1"> rmq</text:span> with m1<text:span text:style-name="T1"> rmq</text:span></text:p>
      <text:p text:style-name="P2">$ sudo rabbitmqctl stop_app</text:p>
      <text:p text:style-name="P2">$ sudo rabbitmqctl join_cluster rabbit@hname_m1</text:p>
      <text:p text:style-name="P2">$ sudo rabbitmqctl start_app</text:p>
      <text:p text:style-name="P1"/>
      <text:p text:style-name="P3">To implement queue-mirroring st master queue is mirrored across all the nodes [on m1 ]:</text:p>
      <text:p text:style-name="P3">$ sudo rabbitmqctl set_policy ha-all "" '{"ha-mode":"all","ha-sync-mode":"automatic"}'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8:02:47.550941521</meta:creation-date>
    <dc:date>2017-02-07T12:28:03.240915754</dc:date>
    <meta:editing-duration>PT59M22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96" meta:character-count="620" meta:non-whitespace-character-count="539"/>
  </office:meta>
</office:document-meta>
</file>